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8000003E85F9445504428B7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la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7.939cm" svg:height="12.699cm" svg:x="0cm" svg:y="6.35cm">
          <draw:image xlink:href="Pictures/1000000000000898000003E85F9445504428B7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6-05-19T22:53:48.788344793</meta:creation-date>
    <meta:generator>LibreOffice/5.1.6.2$Linux_X86_64 LibreOffice_project/10m0$Build-2</meta:generator>
    <dc:date>2018-02-05T11:06:39.152153912</dc:date>
    <dc:creator>David </dc:creator>
    <meta:editing-duration>PT32M26S</meta:editing-duration>
    <meta:editing-cycles>2</meta:editing-cycles>
    <meta:document-statistic meta:object-count="54"/>
  </office:meta>
</office:document-meta>
</file>